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1be4f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1be4f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1be4f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1be4f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1be4f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1be4f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1be4f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1be4f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1be4f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1be4f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1be4f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1be4f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1be4f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1be4f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1be4f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1be4f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1be4f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Sebastián Enrique Boutto Flores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2/3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410289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Freddy Ernesto Boutto Medin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5902722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34.50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77" meta:non-whitespace-character-count="1009"/>
    <meta:template xlink:type="simple" xlink:actuate="onRequest" xlink:title="Normal" xlink:href=""/>
  </office:meta>
</office:document-meta>
</file>